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paragraph-rsid="001269d4"/>
    </style:style>
    <style:style style:name="P2" style:family="paragraph" style:parent-style-name="Header">
      <style:text-properties officeooo:paragraph-rsid="0013e67e"/>
    </style:style>
    <style:style style:name="T1" style:family="text">
      <style:text-properties officeooo:rsid="001269d4"/>
    </style:style>
    <style:style style:name="T2" style:family="text">
      <style:text-properties officeooo:rsid="0013e6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Review Questions: </text:span></text:p>
      <text:p text:style-name="P1"><text:span text:style-name="T1"><text:s/>1:What are the three main purposes of an operating system?</text:span></text:p>
      <text:p text:style-name="P1"><text:span text:style-name="T1"><text:tab/>a. execute user programs and make solving user problems easier</text:span></text:p>
      <text:p text:style-name="P1"><text:span text:style-name="T1"><text:tab/>b. make the computer system convenient to use</text:span></text:p>
      <text:p text:style-name="P1"><text:span text:style-name="T1"><text:tab/>c. use the computer hardware in a efficient manner</text:span></text:p>
      <text:p text:style-name="P1"><text:span text:style-name="T1"><text:tab/></text:span></text:p>
      <text:p text:style-name="P1"><text:span text:style-name="T1"></text:span></text:p>
      <text:p text:style-name="P1"><text:span text:style-name="T1"><text:s/>3:What is the main difficulty that a programmer must overcome in writing</text:span></text:p>
      <text:p text:style-name="P1"><text:span text:style-name="T1"><text:s/>an operating system for a real-time environment?</text:span></text:p>
      <text:p text:style-name="P1"><text:span text:style-name="T1"></text:span></text:p>
      <text:p text:style-name="P1"><text:span text:style-name="T1"><text:tab/>real-time environment is a event driven system with the programmer has to develop the system to prioritize each process when time will be critical. </text:span></text:p>
      <text:p text:style-name="P1"><text:span text:style-name="T1"></text:span></text:p>
      <text:p text:style-name="P1"><text:span text:style-name="T1"><text:s/>5:How does the distinction between kernel mode and user mode function</text:span></text:p>
      <text:p text:style-name="P1"><text:span text:style-name="T1">as a rudimentary form of protection (security) system?</text:span></text:p>
      <text:p text:style-name="P1"><text:span text:style-name="T1"></text:span></text:p>
      <text:p text:style-name="P1"><text:span text:style-name="T1"><text:tab/>More instructions and access to hardware and interrupts in kernel mode while in user mode this access is limited to enforce protection of critical systems(interrupt, kernel memory, etc)</text:span></text:p>
      <text:p text:style-name="P1"><text:span text:style-name="T1"></text:span></text:p>
      <text:p text:style-name="P1"><text:span text:style-name="T1"><text:s/>6:Which of the following instructions should be privileged?</text:span></text:p>
      <text:p text:style-name="P1"><text:span text:style-name="T1"><text:tab/>a. Set value of timer.</text:span></text:p>
      <text:p text:style-name="P1"><text:span text:style-name="T1"><text:tab/><text:tab/>privileged: a user program can lock it and the OS have no access anymore</text:span></text:p>
      <text:p text:style-name="P1"><text:span text:style-name="T1"><text:tab/><text:tab/></text:span></text:p>
      <text:p text:style-name="P1"><text:span text:style-name="T1"><text:tab/>b. Read the clock.</text:span></text:p>
      <text:p text:style-name="P1"><text:span text:style-name="T1"><text:tab/><text:tab/>not privileged: just able to read, no harm will be done to the system.</text:span></text:p>
      <text:p text:style-name="P1"><text:span text:style-name="T1"><text:tab/><text:tab/></text:span></text:p>
      <text:p text:style-name="P1"><text:span text:style-name="T1"><text:tab/>c. Clear memory.</text:span></text:p>
      <text:p text:style-name="P1"><text:span text:style-name="T1"><text:tab/><text:tab/>privileged: user program should not clear memory due to chance of messing with the system.</text:span></text:p>
      <text:p text:style-name="P1"><text:span text:style-name="T1"><text:tab/><text:tab/></text:span></text:p>
      <text:p text:style-name="P1"><text:span text:style-name="T1"><text:tab/>d. Issue a trap instruction.</text:span></text:p>
      <text:p text:style-name="P1"><text:span text:style-name="T1"><text:tab/><text:tab/>not privileged:</text:span></text:p>
      <text:p text:style-name="P1"><text:span text:style-name="T1"></text:span></text:p>
      <text:p text:style-name="P1"><text:span text:style-name="T1"><text:tab/>e. Turn off interrupts.</text:span></text:p>
      <text:p text:style-name="P1"><text:span text:style-name="T1"><text:tab/><text:tab/>privileged: can lock the OS out of a interrupt and misuse can bring it off to never never land</text:span></text:p>
      <text:p text:style-name="P1"><text:span text:style-name="T1"><text:tab/><text:tab/></text:span></text:p>
      <text:p text:style-name="P1"><text:span text:style-name="T1"><text:tab/>f. Modify entries in device-status table.</text:span></text:p>
      <text:p text:style-name="P1"><text:span text:style-name="T1"><text:tab/><text:tab/>privileged: will lock OS out of access of the device-status.</text:span></text:p>
      <text:p text:style-name="P1"><text:span text:style-name="T1"></text:span></text:p>
      <text:p text:style-name="P1"><text:span text:style-name="T1"><text:tab/>g. Switch from user to kernel mode.</text:span></text:p>
      <text:p text:style-name="P1"><text:span text:style-name="T1"><text:tab/><text:tab/>not-privileged:</text:span></text:p>
      <text:p text:style-name="P1"><text:span text:style-name="T1"></text:span></text:p>
      <text:p text:style-name="P1"><text:span text:style-name="T1"><text:tab/>h. Access I/O device.</text:span></text:p>
      <text:p text:style-name="P1"><text:span text:style-name="T1"><text:tab/><text:tab/>Privileged: can lock out of a specific I/O device. stop hardware from managing with the OS. </text:span></text:p>
      <text:p text:style-name="P1"><text:span text:style-name="T1"><text:tab/><text:tab/></text:span></text:p>
      <text:p text:style-name="P1"><text:span text:style-name="T1"></text:span></text:p>
      <text:p text:style-name="P1"><text:span text:style-name="T1"><text:s/>8:Some CPUs provide for more than two modes of operation. What are</text:span></text:p>
      <text:p text:style-name="P1"><text:span text:style-name="T1">two possible uses of these multiple modes?</text:span></text:p>
      <text:p text:style-name="P1"><text:soft-page-break/><text:span text:style-name="T1"></text:span></text:p>
      <text:p text:style-name="P1"><text:span text:style-name="T1"><text:tab/>a. Difference between User modes:users in the same security group will have access and execute specific code. </text:span></text:p>
      <text:p text:style-name="P1"><text:span text:style-name="T1"></text:span></text:p>
      <text:p text:style-name="P1"><text:span text:style-name="T1"><text:tab/>b. Specific mode: allow device drivers to run which allows a certain device to be serviced without having to switch to the kernel mode.</text:span></text:p>
      <text:p text:style-name="P1"><text:span text:style-name="T1"><text:tab/></text:span></text:p>
      <text:p text:style-name="P1"><text:span text:style-name="T1"></text:span></text:p>
      <text:p text:style-name="P1"><text:span text:style-name="T1"><text:s/>10:Give two reasons why caches are useful. What problems do they solve?</text:span></text:p>
      <text:p text:style-name="P1"><text:span text:style-name="T1">What problems do they cause? If a cache can be made as large as the</text:span></text:p>
      <text:p text:style-name="P1"><text:span text:style-name="T1">device for which it is caching (for instance, a cache as large as a disk),</text:span></text:p>
      <text:p text:style-name="P1"><text:span text:style-name="T1">why not make it that large and eliminate the device?</text:span></text:p>
      <text:p text:style-name="P1"><text:span text:style-name="T1"></text:span></text:p>
      <text:p text:style-name="P1"><text:span text:style-name="T1"><text:tab/>cache allows communication between different systems by providing a buffer acts as a intermediate between each component. It also provide as a way to transfer from fast to slow systems.</text:span></text:p>
      <text:p text:style-name="P1"><text:span text:style-name="T1"><text:tab/></text:span></text:p>
      <text:p text:style-name="P1"><text:span text:style-name="T1"></text:span></text:p>
      <text:p text:style-name="P1"><text:span text:style-name="T1"><text:s/>11:Distinguish between the client–server and peer-to-peer models of</text:span></text:p>
      <text:p text:style-name="P1"><text:span text:style-name="T1"><text:s/>distributed systems.</text:span></text:p>
      <text:p text:style-name="P1"><text:span text:style-name="T1"></text:span></text:p>
      <text:p text:style-name="P1"><text:span text:style-name="T1"><text:tab/>client-server is a centralized system where there is one central boss who manages the distribution. </text:span></text:p>
      <text:p text:style-name="P1"><text:span text:style-name="T1"><text:tab/>peer-to-peer is a decentralized environment where all the users can communicate between each system.</text:span></text:p>
      <text:p text:style-name="P1"><text:span text:style-name="T1"></text:span></text:p>
      <text:p text:style-name="P1"><text:span text:style-name="T1"></text:span></text:p>
      <text:p text:style-name="P1"><text:span text:style-name="T1"><text:s/>Exercises:</text:span></text:p>
      <text:p text:style-name="P1"><text:span text:style-name="T1"><text:s/>12:In a multiprogramming and time-sharing environment, several users</text:span></text:p>
      <text:p text:style-name="P1"><text:span text:style-name="T1">share the system simultaneously. This situation can result in various</text:span></text:p>
      <text:p text:style-name="P1"><text:span text:style-name="T1">security problems.</text:span></text:p>
      <text:p text:style-name="P1"><text:span text:style-name="T1">a. What are two such problems?</text:span></text:p>
      <text:p text:style-name="P1"><text:span text:style-name="T1"><text:tab/>stealing/copying ones program or data using the system resources (security risk)</text:span></text:p>
      <text:p text:style-name="P1"><text:span text:style-name="T1">b. Can we ensure the same degree of security in a time-shared</text:span></text:p>
      <text:p text:style-name="P1"><text:span text:style-name="T1"><text:s text:c="2"/>machine as in a dedicated machine? Explain your answer.</text:span></text:p>
      <text:p text:style-name="P1"><text:span text:style-name="T1"><text:tab/>I would say no, security is usually devised as a human based protection like a password which can be cracked but more complex degree like pgp or aes key's then it will be more secure.</text:span></text:p>
      <text:p text:style-name="P1"><text:span text:style-name="T1"></text:span></text:p>
      <text:p text:style-name="P1"><text:span text:style-name="T1"><text:s/>15:Describe the differences between symmetric and asymmetric multiprocessing. What are three advantages and one disadvantage of multiprocessor systems?</text:span></text:p>
      <text:p text:style-name="P1"><text:span text:style-name="T1"></text:span></text:p>
      <text:p text:style-name="P1"><text:span text:style-name="T1"><text:tab/>symmetric multiprocessing is used to get higher level of performance. any processor can run any type of thread. Each CPU processor can communicate with each via shared memory. This provides a better load-balancing and fault tolerance for the over all system since each processor can run independent. </text:span></text:p>
      <text:p text:style-name="P1"><text:span text:style-name="T1"></text:span></text:p>
      <text:p text:style-name="P1"><text:span text:style-name="T1"><text:tab/>Asysmetric multiprocessing is when one processor is running the system while the other processors will run user applications. this forces applications to wait for the OS to catch up. if the primary processor fails then the operating system will fail.</text:span></text:p>
      <text:p text:style-name="P1"><text:span text:style-name="T1"></text:span></text:p>
      <text:p text:style-name="P1"><text:soft-page-break/><text:span text:style-name="T1"></text:span></text:p>
      <text:p text:style-name="P1"><text:span text:style-name="T1"><text:tab/>Advantages: multitasking allows for the system to manage multiuser and multiprogram in the system. This allows for seamless system transition of programs. </text:span></text:p>
      <text:p text:style-name="P1"><text:span text:style-name="T1"><text:tab/>Disadvantage: multitasking system requires a lot of time for each processor to coordinate with the operating system.</text:span></text:p>
      <text:p text:style-name="P1"><text:span text:style-name="T1"></text:span></text:p>
      <text:p text:style-name="P1"><text:span text:style-name="T1"></text:span></text:p>
      <text:p text:style-name="P1"><text:span text:style-name="T1"><text:s/>16:How do clustered systems differ from multiprocessor systems? What is</text:span></text:p>
      <text:p text:style-name="P1"><text:span text:style-name="T1">required for two machines belonging to a cluster to cooperate to provide</text:span></text:p>
      <text:p text:style-name="P1"><text:span text:style-name="T1">a highly available service?</text:span></text:p>
      <text:p text:style-name="P1"><text:span text:style-name="T1"></text:span></text:p>
      <text:p text:style-name="P1"><text:span text:style-name="T1"><text:tab/>Cluster is multiple systems working together while the multiprocessor is one system with multiple process. The two machines will sync to getter and process what they need to provide a high service with the main server.</text:span></text:p>
      <text:p text:style-name="P1"><text:span text:style-name="T1"></text:span></text:p>
      <text:p text:style-name="P1"><text:span text:style-name="T1"><text:s/>18:How are network computers different from traditional personal computers? Describe some usage scenarios in which it is advantageous to</text:span></text:p>
      <text:p text:style-name="P1"><text:span text:style-name="T1">use network computers.</text:span></text:p>
      <text:p text:style-name="P1"><text:span text:style-name="T1"></text:span></text:p>
      <text:p text:style-name="P1"><text:span text:style-name="T1"><text:tab/>cluster systems are a mesh of multiple computer into a single system to perform a task across a cluster. while a traditional personal computer is usually one multiprocessor system. the advantage of using a network computers is when one fail then others could takeover for it.</text:span></text:p>
      <text:p text:style-name="P1"><text:span text:style-name="T1"></text:span></text:p>
      <text:p text:style-name="P1"><text:span text:style-name="T1"><text:s/>19:What is the purpose of interrupts? How does an interrupt differ from a</text:span></text:p>
      <text:p text:style-name="P1"><text:span text:style-name="T1">trap? Can traps be generated intentionally by a user program? If so, for</text:span></text:p>
      <text:p text:style-name="P1"><text:span text:style-name="T1">what purpose?</text:span></text:p>
      <text:p text:style-name="P1"><text:span text:style-name="T1"></text:span></text:p>
      <text:p text:style-name="P1"><text:span text:style-name="T1"><text:tab/>interrupt is a hardware-generated event on the system. A trap is a software-generated interrupt on the system. Interrupt are used for alerting the system that a function is complete so the system can managage the outcome. </text:span></text:p>
      <text:p text:style-name="P1"><text:span text:style-name="T1"></text:span></text:p>
      <text:p text:style-name="P1"><text:span text:style-name="T1"><text:s/>23:Consider an SMP system similar to the one shown in Figure 1.6. Illustrate</text:span></text:p>
      <text:p text:style-name="P1"><text:span text:style-name="T1">with an example how data residing in memory could in fact have a different value in each of the local caches.</text:span></text:p>
      <text:p text:style-name="P1"><text:span text:style-name="T1"></text:span></text:p>
      <text:p text:style-name="P1"><text:span text:style-name="T1"><text:tab/>When each processor maintains data whether it reads or edits then the values are stored on each individual processor so the values would be different on each processor since each cache will hold different values.</text:span></text:p>
      <text:p text:style-name="P1"><text:span text:style-name="T1"></text:span></text:p>
      <text:p text:style-name="P1"><text:span text:style-name="T1"><text:s/>28:What are some advantages of peer-to-peer systems over client-server</text:span></text:p>
      <text:p text:style-name="P1"><text:span text:style-name="T1">systems?</text:span></text:p>
      <text:p text:style-name="P1"><text:span text:style-name="T1"></text:span></text:p>
      <text:p text:style-name="P1"><text:span text:style-name="T1"><text:tab/>peer systems allow for fault redundancy since if one system fails then another peer system will take its place while if the server in the client-server will fail then the network system will fail</text:span></text:p>
      <text:p text:style-name="P1"><text:span text:style-name="T1"></text:span></text:p>
      <text:p text:style-name="P1"><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unifont1" svg:font-family="unifont"/>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unifont" svg:font-family="unifont"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unifon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unifont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unifon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3e67e"/>
    </style:style>
    <style:style style:name="MT1" style:family="text">
      <style:text-properties officeooo:rsid="0013e67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Daniel Noyes<text:tab/>Homework #1<text:tab/>Page </text:span><text:span text:style-name="MT1"><text:page-number text:select-page="current">3</text:page-number></text:span><text:span text:style-name="MT1">/</text:span><text:span text:style-name="MT1"><text:page-count>3</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uiji </meta:initial-creator>
    <meta:creation-date>2013-09-17T14:12:21</meta:creation-date>
    <dc:date>2013-09-17T14:17:36</dc:date>
    <dc:creator>Reiuiji </dc:creator>
    <meta:editing-duration>PT1M11S</meta:editing-duration>
    <meta:editing-cycles>2</meta:editing-cycles>
    <meta:generator>LibreOffice/3.6$Linux_X86_64 LibreOffice_project/360m1$Build-2</meta:generator>
    <meta:document-statistic meta:table-count="0" meta:image-count="0" meta:object-count="0" meta:page-count="3" meta:paragraph-count="116" meta:word-count="998" meta:character-count="6312" meta:non-whitespace-character-count="5186"/>
  </office:meta>
</office:document-meta>
</file>